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7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40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27"/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36"/>
    <style:style style:name="ce39" style:family="table-cell" style:parent-style-name="Default" style:data-style-name="N142"/>
    <style:style style:name="ce40" style:family="table-cell" style:parent-style-name="Default">
      <style:text-properties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 office:value-type="string" calcext:value-type="string">
            <text:p>Acme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121500" calcext:value-type="float">
            <text:p>R 121,500.00</text:p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Electrical</text:p>
          </table:table-cell>
          <table:table-cell table:style-name="ce28" office:value-type="float" office:value="35000" calcext:value-type="float">
            <text:p>R 35,000.00</text:p>
          </table:table-cell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17]+[.I17]" office:value-type="float" office:value="7" calcext:value-type="float">
            <text:p>7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lumbing</text:p>
          </table:table-cell>
          <table:table-cell table:style-name="ce28" office:value-type="float" office:value="70000" calcext:value-type="float">
            <text:p>R 70,000.00</text:p>
          </table:table-cell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H18]+[.I18]" office:value-type="float" office:value="10" calcext:value-type="float">
            <text:p>10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ool</text:p>
          </table:table-cell>
          <table:table-cell table:style-name="ce28" office:value-type="float" office:value="10000" calcext:value-type="float">
            <text:p>R 10,000.00</text:p>
          </table:table-cell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19]+[.I19]" office:value-type="float" office:value="16" calcext:value-type="float">
            <text:p>16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ire equipment</text:p>
          </table:table-cell>
          <table:table-cell table:style-name="ce28" office:value-type="float" office:value="6500" calcext:value-type="float">
            <text:p>R 6,500.00</text:p>
          </table:table-cell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H20]+[.I20]" office:value-type="float" office:value="19" calcext:value-type="float">
            <text:p>19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H21]+[.I21]" office:value-type="float" office:value="23" calcext:value-type="float">
            <text:p>23</text:p>
          </table:table-cell>
        </table:table-row>
        <table:table-row table:style-name="ro3">
          <table:table-cell table:style-name="ce18" office:value-type="string" calcext:value-type="string">
            <text:p>Security</text:p>
          </table:table-cell>
          <table:table-cell table:style-name="ce18"/>
          <table:table-cell table:style-name="ce28"/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155000" calcext:value-type="float">
            <text:p>R 155,000.00</text:p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H22]+[.I22]" office:value-type="float" office:value="27" calcext:value-type="float">
            <text:p>27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uards</text:p>
          </table:table-cell>
          <table:table-cell table:style-name="ce28" office:value-type="float" office:value="155000" calcext:value-type="float">
            <text:p>R 155,000.00</text:p>
          </table:table-cell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H23]+[.I23]" office:value-type="float" office:value="31" calcext:value-type="float">
            <text:p>31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8" calcext:value-type="float">
            <text:p>18</text:p>
          </table:table-cell>
          <table:table-cell office:value-type="float" office:value="127" calcext:value-type="float">
            <text:p>127</text:p>
          </table:table-cell>
          <table:table-cell table:formula="of:=[.H24]+[.I24]" office:value-type="float" office:value="35" calcext:value-type="float">
            <text:p>35</text:p>
          </table:table-cell>
        </table:table-row>
        <table:table-row table:style-name="ro3">
          <table:table-cell table:style-name="ce18" office:value-type="string" calcext:value-type="string">
            <text:p>Utilities</text:p>
          </table:table-cell>
          <table:table-cell table:style-name="ce18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117000" calcext:value-type="float">
            <text:p>R 117,000.00</text:p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Water</text:p>
          </table:table-cell>
          <table:table-cell table:style-name="ce28" office:value-type="float" office:value="30000" calcext:value-type="float">
            <text:p>R 30,000.00</text:p>
          </table:table-cell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ewerage</text:p>
          </table:table-cell>
          <table:table-cell table:style-name="ce28" office:value-type="float" office:value="35000" calcext:value-type="float">
            <text:p>R 35,000.00</text:p>
          </table:table-cell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Electricity</text:p>
          </table:table-cell>
          <table:table-cell table:style-name="ce28" office:value-type="float" office:value="22000" calcext:value-type="float">
            <text:p>R 22,000.00</text:p>
          </table:table-cell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Refuse</text:p>
          </table:table-cell>
          <table:table-cell table:style-name="ce28" office:value-type="float" office:value="30000" calcext:value-type="float">
            <text:p>R 30,000.00</text:p>
          </table:table-cell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Legal</text:p>
          </table:table-cell>
          <table:table-cell table:style-name="ce18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5600" calcext:value-type="float">
            <text:p>R 5,600.00</text:p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Lawyers' fees</text:p>
          </table:table-cell>
          <table:table-cell table:style-name="ce28" office:value-type="float" office:value="5600" calcext:value-type="float">
            <text:p>R 5,600.00</text:p>
          </table:table-cell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Employee costs</text:p>
          </table:table-cell>
          <table:table-cell table:style-name="ce18"/>
          <table:table-cell table:style-name="ce28"/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170000" calcext:value-type="float">
            <text:p>R 170,000.00</text:p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aretaker</text:p>
          </table:table-cell>
          <table:table-cell table:style-name="ce28" office:value-type="float" office:value="110000" calcext:value-type="float">
            <text:p>R 110,000.00</text:p>
          </table:table-cell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asual staff</text:p>
          </table:table-cell>
          <table:table-cell table:style-name="ce28" office:value-type="float" office:value="60000" calcext:value-type="float">
            <text:p>R 60,000.00</text:p>
          </table:table-cell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Administration</text:p>
          </table:table-cell>
          <table:table-cell table:style-name="ce18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68000" calcext:value-type="float">
            <text:p>R 68,000.00</text:p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Managing agent fees</text:p>
          </table:table-cell>
          <table:table-cell table:style-name="ce28" office:value-type="float" office:value="67000" calcext:value-type="float">
            <text:p>R 67,000.00</text:p>
          </table:table-cell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orage</text:p>
          </table:table-cell>
          <table:table-cell table:style-name="ce28" office:value-type="float" office:value="1000" calcext:value-type="float">
            <text:p>R 1,000.00</text:p>
          </table:table-cell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Insurance</text:p>
          </table:table-cell>
          <table:table-cell table:style-name="ce18"/>
          <table:table-cell table:style-name="ce28"/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65000" calcext:value-type="float">
            <text:p>R 65,000.00</text:p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Buildings</text:p>
          </table:table-cell>
          <table:table-cell table:style-name="ce28" office:value-type="float" office:value="63000" calcext:value-type="float">
            <text:p>R 63,000.00</text:p>
          </table:table-cell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idelity cover</text:p>
          </table:table-cell>
          <table:table-cell table:style-name="ce28" office:value-type="float" office:value="2000" calcext:value-type="float">
            <text:p>R 2,000.00</text:p>
          </table:table-cell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Gardens</text:p>
          </table:table-cell>
          <table:table-cell table:style-name="ce18"/>
          <table:table-cell table:style-name="ce28"/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162000" calcext:value-type="float">
            <text:p>R 162,000.00</text:p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rdening contract</text:p>
          </table:table-cell>
          <table:table-cell table:style-name="ce28" office:value-type="float" office:value="155000" calcext:value-type="float">
            <text:p>R 155,000.00</text:p>
          </table:table-cell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rdening supplies</text:p>
          </table:table-cell>
          <table:table-cell table:style-name="ce28" office:value-type="float" office:value="7000" calcext:value-type="float">
            <text:p>R 7,000.00</text:p>
          </table:table-cell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Accounting and Auditing</text:p>
          </table:table-cell>
          <table:table-cell table:style-name="ce18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15000" calcext:value-type="float">
            <text:p>R 15,000.00</text:p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es</text:p>
          </table:table-cell>
          <table:table-cell table:style-name="ce28" office:value-type="float" office:value="15000" calcext:value-type="float">
            <text:p>R 15,000.00</text:p>
          </table:table-cell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879100" calcext:value-type="float">
            <text:p>R 879,100.00</text:p>
          </table:table-cell>
          <table:table-cell/>
          <table:table-cell table:style-name="ce31" table:formula="of:=SUM([.E17:.E76])" office:value-type="currency" office:currency="ZAR" office:value="879100" calcext:value-type="currency">
            <text:p>R 879,100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28"/>
        <table:table-column table:style-name="co8" table:default-cell-style-name="ce36"/>
        <table:table-column table:style-name="co2" table:visibility="collapse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7" calcext:value-type="percentage">
            <text:p>7.0%</text:p>
          </table:table-cell>
          <table:table-cell table:style-name="Default" table:number-columns-repeated="3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130005" calcext:value-type="float">
            <text:p>130005</text:p>
          </table:table-cell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 office:value-type="string" office:string-value="Electrical" calcext:value-type="string">
            <text:p>Electrical</text:p>
          </table:table-cell>
          <table:table-cell table:formula="of:=IF(ISBLANK(['Previous Year Financials'.C18]);&quot;&quot;;['Previous Year Financials'.C18])" office:value-type="float" office:value="35000" calcext:value-type="float">
            <text:p>R 35,000.00</text:p>
          </table:table-cell>
          <table:table-cell table:formula="of:=IF([.C15]=&quot;&quot;;0;(1+[.$B$10])*[.C15])" office:value-type="float" office:value="37450" calcext:value-type="float">
            <text:p>R 37,450.00</text:p>
          </table:table-cell>
          <table:table-cell table:formula="of:=IF([.C15]=&quot;&quot;; IF([.D15]=0;&quot;&quot;; &quot;You should not specify an amount.&quot;); [.D15]/[.C15]-1)" office:value-type="percentage" office:value="0.0700000000000001" calcext:value-type="percentage">
            <text:p>7.0%</text:p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 office:value-type="string" office:string-value="Plumbing" calcext:value-type="string">
            <text:p>Plumbing</text:p>
          </table:table-cell>
          <table:table-cell table:formula="of:=IF(ISBLANK(['Previous Year Financials'.C19]);&quot;&quot;;['Previous Year Financials'.C19])" office:value-type="float" office:value="70000" calcext:value-type="float">
            <text:p>R 70,000.00</text:p>
          </table:table-cell>
          <table:table-cell table:formula="of:=IF([.C16]=&quot;&quot;;0;(1+[.$B$10])*[.C16])" office:value-type="float" office:value="74900" calcext:value-type="float">
            <text:p>R 74,900.00</text:p>
          </table:table-cell>
          <table:table-cell table:formula="of:=IF([.C16]=&quot;&quot;; IF([.D16]=0;&quot;&quot;; &quot;You should not specify an amount.&quot;); [.D16]/[.C16]-1)" office:value-type="percentage" office:value="0.0700000000000001" calcext:value-type="percentage">
            <text:p>7.0%</text:p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 office:value-type="string" office:string-value="Pool" calcext:value-type="string">
            <text:p>Pool</text:p>
          </table:table-cell>
          <table:table-cell table:formula="of:=IF(ISBLANK(['Previous Year Financials'.C20]);&quot;&quot;;['Previous Year Financials'.C20])" office:value-type="float" office:value="10000" calcext:value-type="float">
            <text:p>R 10,000.00</text:p>
          </table:table-cell>
          <table:table-cell table:formula="of:=IF([.C17]=&quot;&quot;;0;(1+[.$B$10])*[.C17])" office:value-type="float" office:value="10700" calcext:value-type="float">
            <text:p>R 10,700.00</text:p>
          </table:table-cell>
          <table:table-cell table:formula="of:=IF([.C17]=&quot;&quot;; IF([.D17]=0;&quot;&quot;; &quot;You should not specify an amount.&quot;); [.D17]/[.C17]-1)" office:value-type="percentage" office:value="0.0700000000000001" calcext:value-type="percentage">
            <text:p>7.0%</text:p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 office:value-type="string" office:string-value="Fire equipment" calcext:value-type="string">
            <text:p>Fire equipment</text:p>
          </table:table-cell>
          <table:table-cell table:formula="of:=IF(ISBLANK(['Previous Year Financials'.C21]);&quot;&quot;;['Previous Year Financials'.C21])" office:value-type="float" office:value="6500" calcext:value-type="float">
            <text:p>R 6,500.00</text:p>
          </table:table-cell>
          <table:table-cell table:formula="of:=IF([.C18]=&quot;&quot;;0;(1+[.$B$10])*[.C18])" office:value-type="float" office:value="6955" calcext:value-type="float">
            <text:p>R 6,955.00</text:p>
          </table:table-cell>
          <table:table-cell table:formula="of:=IF([.C18]=&quot;&quot;; IF([.D18]=0;&quot;&quot;; &quot;You should not specify an amount.&quot;); [.D18]/[.C18]-1)" office:value-type="percentage" office:value="0.0700000000000001" calcext:value-type="percentage">
            <text:p>7.0%</text:p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[.D19]/[.C19]-1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3]);&quot;&quot;;['Previous Year Financials'.A23])" office:value-type="string" office:string-value="Security" calcext:value-type="string">
            <text:p>Security</text:p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[.D20]/[.C20]-1)">
            <text:p/>
          </table:table-cell>
          <table:table-cell table:formula="of:=IF([.A20]=&quot;&quot;;0;SUM([.D21:.D$73])-SUM([.F21:.F$73]))" office:value-type="float" office:value="165850" calcext:value-type="float">
            <text:p>165850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 office:value-type="string" office:string-value="Guards" calcext:value-type="string">
            <text:p>Guards</text:p>
          </table:table-cell>
          <table:table-cell table:formula="of:=IF(ISBLANK(['Previous Year Financials'.C24]);&quot;&quot;;['Previous Year Financials'.C24])" office:value-type="float" office:value="155000" calcext:value-type="float">
            <text:p>R 155,000.00</text:p>
          </table:table-cell>
          <table:table-cell table:formula="of:=IF([.C21]=&quot;&quot;;0;(1+[.$B$10])*[.C21])" office:value-type="float" office:value="165850" calcext:value-type="float">
            <text:p>R 165,850.00</text:p>
          </table:table-cell>
          <table:table-cell table:formula="of:=IF([.C21]=&quot;&quot;; IF([.D21]=0;&quot;&quot;; &quot;You should not specify an amount.&quot;); [.D21]/[.C21]-1)" office:value-type="percentage" office:value="0.0700000000000001" calcext:value-type="percentage">
            <text:p>7.0%</text:p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[.D22]/[.C22]-1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6]);&quot;&quot;;['Previous Year Financials'.A26])" office:value-type="string" office:string-value="Utilities" calcext:value-type="string">
            <text:p>Utilities</text:p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[.D23]/[.C23]-1)">
            <text:p/>
          </table:table-cell>
          <table:table-cell table:formula="of:=IF([.A23]=&quot;&quot;;0;SUM([.D24:.D$73])-SUM([.F24:.F$73]))" office:value-type="float" office:value="125190" calcext:value-type="float">
            <text:p>125190</text:p>
          </table:table-cell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 office:value-type="string" office:string-value="Water" calcext:value-type="string">
            <text:p>Water</text:p>
          </table:table-cell>
          <table:table-cell table:formula="of:=IF(ISBLANK(['Previous Year Financials'.C27]);&quot;&quot;;['Previous Year Financials'.C27])" office:value-type="float" office:value="30000" calcext:value-type="float">
            <text:p>R 30,000.00</text:p>
          </table:table-cell>
          <table:table-cell table:formula="of:=IF([.C24]=&quot;&quot;;0;(1+[.$B$10])*[.C24])" office:value-type="float" office:value="32100" calcext:value-type="float">
            <text:p>R 32,100.00</text:p>
          </table:table-cell>
          <table:table-cell table:formula="of:=IF([.C24]=&quot;&quot;; IF([.D24]=0;&quot;&quot;; &quot;You should not specify an amount.&quot;); [.D24]/[.C24]-1)" office:value-type="percentage" office:value="0.0700000000000001" calcext:value-type="percentage">
            <text:p>7.0%</text:p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 office:value-type="string" office:string-value="Sewerage" calcext:value-type="string">
            <text:p>Sewerage</text:p>
          </table:table-cell>
          <table:table-cell table:formula="of:=IF(ISBLANK(['Previous Year Financials'.C28]);&quot;&quot;;['Previous Year Financials'.C28])" office:value-type="float" office:value="35000" calcext:value-type="float">
            <text:p>R 35,000.00</text:p>
          </table:table-cell>
          <table:table-cell table:formula="of:=IF([.C25]=&quot;&quot;;0;(1+[.$B$10])*[.C25])" office:value-type="float" office:value="37450" calcext:value-type="float">
            <text:p>R 37,450.00</text:p>
          </table:table-cell>
          <table:table-cell table:formula="of:=IF([.C25]=&quot;&quot;; IF([.D25]=0;&quot;&quot;; &quot;You should not specify an amount.&quot;); [.D25]/[.C25]-1)" office:value-type="percentage" office:value="0.0700000000000001" calcext:value-type="percentage">
            <text:p>7.0%</text:p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 office:value-type="string" office:string-value="Electricity" calcext:value-type="string">
            <text:p>Electricity</text:p>
          </table:table-cell>
          <table:table-cell table:formula="of:=IF(ISBLANK(['Previous Year Financials'.C29]);&quot;&quot;;['Previous Year Financials'.C29])" office:value-type="float" office:value="22000" calcext:value-type="float">
            <text:p>R 22,000.00</text:p>
          </table:table-cell>
          <table:table-cell table:formula="of:=IF([.C26]=&quot;&quot;;0;(1+[.$B$10])*[.C26])" office:value-type="float" office:value="23540" calcext:value-type="float">
            <text:p>R 23,540.00</text:p>
          </table:table-cell>
          <table:table-cell table:formula="of:=IF([.C26]=&quot;&quot;; IF([.D26]=0;&quot;&quot;; &quot;You should not specify an amount.&quot;); [.D26]/[.C26]-1)" office:value-type="percentage" office:value="0.0700000000000001" calcext:value-type="percentage">
            <text:p>7.0%</text:p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 office:value-type="string" office:string-value="Refuse" calcext:value-type="string">
            <text:p>Refuse</text:p>
          </table:table-cell>
          <table:table-cell table:formula="of:=IF(ISBLANK(['Previous Year Financials'.C30]);&quot;&quot;;['Previous Year Financials'.C30])" office:value-type="float" office:value="30000" calcext:value-type="float">
            <text:p>R 30,000.00</text:p>
          </table:table-cell>
          <table:table-cell table:formula="of:=IF([.C27]=&quot;&quot;;0;(1+[.$B$10])*[.C27])" office:value-type="float" office:value="32100" calcext:value-type="float">
            <text:p>R 32,100.00</text:p>
          </table:table-cell>
          <table:table-cell table:formula="of:=IF([.C27]=&quot;&quot;; IF([.D27]=0;&quot;&quot;; &quot;You should not specify an amount.&quot;); [.D27]/[.C27]-1)" office:value-type="percentage" office:value="0.0700000000000001" calcext:value-type="percentage">
            <text:p>7.0%</text:p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[.D28]/[.C28]-1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2]);&quot;&quot;;['Previous Year Financials'.A32])" office:value-type="string" office:string-value="Legal" calcext:value-type="string">
            <text:p>Legal</text:p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[.D29]/[.C29]-1)">
            <text:p/>
          </table:table-cell>
          <table:table-cell table:formula="of:=IF([.A29]=&quot;&quot;;0;SUM([.D30:.D$73])-SUM([.F30:.F$73]))" office:value-type="float" office:value="5992" calcext:value-type="float">
            <text:p>5992</text:p>
          </table:table-cell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 office:value-type="string" office:string-value="Lawyers' fees" calcext:value-type="string">
            <text:p>Lawyers' fees</text:p>
          </table:table-cell>
          <table:table-cell table:formula="of:=IF(ISBLANK(['Previous Year Financials'.C33]);&quot;&quot;;['Previous Year Financials'.C33])" office:value-type="float" office:value="5600" calcext:value-type="float">
            <text:p>R 5,600.00</text:p>
          </table:table-cell>
          <table:table-cell table:formula="of:=IF([.C30]=&quot;&quot;;0;(1+[.$B$10])*[.C30])" office:value-type="float" office:value="5992" calcext:value-type="float">
            <text:p>R 5,992.00</text:p>
          </table:table-cell>
          <table:table-cell table:formula="of:=IF([.C30]=&quot;&quot;; IF([.D30]=0;&quot;&quot;; &quot;You should not specify an amount.&quot;); [.D30]/[.C30]-1)" office:value-type="percentage" office:value="0.0700000000000001" calcext:value-type="percentage">
            <text:p>7.0%</text:p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[.D31]/[.C31]-1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5]);&quot;&quot;;['Previous Year Financials'.A35])" office:value-type="string" office:string-value="Employee costs" calcext:value-type="string">
            <text:p>Employee costs</text:p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[.D32]/[.C32]-1)">
            <text:p/>
          </table:table-cell>
          <table:table-cell table:formula="of:=IF([.A32]=&quot;&quot;;0;SUM([.D33:.D$73])-SUM([.F33:.F$73]))" office:value-type="float" office:value="181900" calcext:value-type="float">
            <text:p>181900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 office:value-type="string" office:string-value="Caretaker" calcext:value-type="string">
            <text:p>Caretaker</text:p>
          </table:table-cell>
          <table:table-cell table:formula="of:=IF(ISBLANK(['Previous Year Financials'.C36]);&quot;&quot;;['Previous Year Financials'.C36])" office:value-type="float" office:value="110000" calcext:value-type="float">
            <text:p>R 110,000.00</text:p>
          </table:table-cell>
          <table:table-cell table:formula="of:=IF([.C33]=&quot;&quot;;0;(1+[.$B$10])*[.C33])" office:value-type="float" office:value="117700" calcext:value-type="float">
            <text:p>R 117,700.00</text:p>
          </table:table-cell>
          <table:table-cell table:formula="of:=IF([.C33]=&quot;&quot;; IF([.D33]=0;&quot;&quot;; &quot;You should not specify an amount.&quot;); [.D33]/[.C33]-1)" office:value-type="percentage" office:value="0.0700000000000001" calcext:value-type="percentage">
            <text:p>7.0%</text:p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 office:value-type="string" office:string-value="Casual staff" calcext:value-type="string">
            <text:p>Casual staff</text:p>
          </table:table-cell>
          <table:table-cell table:formula="of:=IF(ISBLANK(['Previous Year Financials'.C37]);&quot;&quot;;['Previous Year Financials'.C37])" office:value-type="float" office:value="60000" calcext:value-type="float">
            <text:p>R 60,000.00</text:p>
          </table:table-cell>
          <table:table-cell table:formula="of:=IF([.C34]=&quot;&quot;;0;(1+[.$B$10])*[.C34])" office:value-type="float" office:value="64200" calcext:value-type="float">
            <text:p>R 64,200.00</text:p>
          </table:table-cell>
          <table:table-cell table:formula="of:=IF([.C34]=&quot;&quot;; IF([.D34]=0;&quot;&quot;; &quot;You should not specify an amount.&quot;); [.D34]/[.C34]-1)" office:value-type="percentage" office:value="0.0700000000000001" calcext:value-type="percentage">
            <text:p>7.0%</text:p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[.D35]/[.C35]-1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9]);&quot;&quot;;['Previous Year Financials'.A39])" office:value-type="string" office:string-value="Administration" calcext:value-type="string">
            <text:p>Administration</text:p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[.D36]/[.C36]-1)">
            <text:p/>
          </table:table-cell>
          <table:table-cell table:formula="of:=IF([.A36]=&quot;&quot;;0;SUM([.D37:.D$73])-SUM([.F37:.F$73]))" office:value-type="float" office:value="72760" calcext:value-type="float">
            <text:p>72760</text:p>
          </table:table-cell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 office:value-type="string" office:string-value="Managing agent fees" calcext:value-type="string">
            <text:p>Managing agent fees</text:p>
          </table:table-cell>
          <table:table-cell table:formula="of:=IF(ISBLANK(['Previous Year Financials'.C40]);&quot;&quot;;['Previous Year Financials'.C40])" office:value-type="float" office:value="67000" calcext:value-type="float">
            <text:p>R 67,000.00</text:p>
          </table:table-cell>
          <table:table-cell table:formula="of:=IF([.C37]=&quot;&quot;;0;(1+[.$B$10])*[.C37])" office:value-type="float" office:value="71690" calcext:value-type="float">
            <text:p>R 71,690.00</text:p>
          </table:table-cell>
          <table:table-cell table:formula="of:=IF([.C37]=&quot;&quot;; IF([.D37]=0;&quot;&quot;; &quot;You should not specify an amount.&quot;); [.D37]/[.C37]-1)" office:value-type="percentage" office:value="0.0700000000000001" calcext:value-type="percentage">
            <text:p>7.0%</text:p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 office:value-type="string" office:string-value="Storage" calcext:value-type="string">
            <text:p>Storage</text:p>
          </table:table-cell>
          <table:table-cell table:formula="of:=IF(ISBLANK(['Previous Year Financials'.C41]);&quot;&quot;;['Previous Year Financials'.C41])" office:value-type="float" office:value="1000" calcext:value-type="float">
            <text:p>R 1,000.00</text:p>
          </table:table-cell>
          <table:table-cell table:formula="of:=IF([.C38]=&quot;&quot;;0;(1+[.$B$10])*[.C38])" office:value-type="float" office:value="1070" calcext:value-type="float">
            <text:p>R 1,070.00</text:p>
          </table:table-cell>
          <table:table-cell table:formula="of:=IF([.C38]=&quot;&quot;; IF([.D38]=0;&quot;&quot;; &quot;You should not specify an amount.&quot;); [.D38]/[.C38]-1)" office:value-type="percentage" office:value="0.0700000000000001" calcext:value-type="percentage">
            <text:p>7.0%</text:p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[.D39]/[.C39]-1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3]);&quot;&quot;;['Previous Year Financials'.A43])" office:value-type="string" office:string-value="Insurance" calcext:value-type="string">
            <text:p>Insurance</text:p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[.D40]/[.C40]-1)">
            <text:p/>
          </table:table-cell>
          <table:table-cell table:formula="of:=IF([.A40]=&quot;&quot;;0;SUM([.D41:.D$73])-SUM([.F41:.F$73]))" office:value-type="float" office:value="69550" calcext:value-type="float">
            <text:p>69550</text:p>
          </table:table-cell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 office:value-type="string" office:string-value="Buildings" calcext:value-type="string">
            <text:p>Buildings</text:p>
          </table:table-cell>
          <table:table-cell table:formula="of:=IF(ISBLANK(['Previous Year Financials'.C44]);&quot;&quot;;['Previous Year Financials'.C44])" office:value-type="float" office:value="63000" calcext:value-type="float">
            <text:p>R 63,000.00</text:p>
          </table:table-cell>
          <table:table-cell table:formula="of:=IF([.C41]=&quot;&quot;;0;(1+[.$B$10])*[.C41])" office:value-type="float" office:value="67410" calcext:value-type="float">
            <text:p>R 67,410.00</text:p>
          </table:table-cell>
          <table:table-cell table:formula="of:=IF([.C41]=&quot;&quot;; IF([.D41]=0;&quot;&quot;; &quot;You should not specify an amount.&quot;); [.D41]/[.C41]-1)" office:value-type="percentage" office:value="0.0700000000000001" calcext:value-type="percentage">
            <text:p>7.0%</text:p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 office:value-type="string" office:string-value="Fidelity cover" calcext:value-type="string">
            <text:p>Fidelity cover</text:p>
          </table:table-cell>
          <table:table-cell table:formula="of:=IF(ISBLANK(['Previous Year Financials'.C45]);&quot;&quot;;['Previous Year Financials'.C45])" office:value-type="float" office:value="2000" calcext:value-type="float">
            <text:p>R 2,000.00</text:p>
          </table:table-cell>
          <table:table-cell table:formula="of:=IF([.C42]=&quot;&quot;;0;(1+[.$B$10])*[.C42])" office:value-type="float" office:value="2140" calcext:value-type="float">
            <text:p>R 2,140.00</text:p>
          </table:table-cell>
          <table:table-cell table:formula="of:=IF([.C42]=&quot;&quot;; IF([.D42]=0;&quot;&quot;; &quot;You should not specify an amount.&quot;); [.D42]/[.C42]-1)" office:value-type="percentage" office:value="0.0700000000000001" calcext:value-type="percentage">
            <text:p>7.0%</text:p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[.D43]/[.C43]-1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7]);&quot;&quot;;['Previous Year Financials'.A47])" office:value-type="string" office:string-value="Gardens" calcext:value-type="string">
            <text:p>Gardens</text:p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[.D44]/[.C44]-1)">
            <text:p/>
          </table:table-cell>
          <table:table-cell table:formula="of:=IF([.A44]=&quot;&quot;;0;SUM([.D45:.D$73])-SUM([.F45:.F$73]))" office:value-type="float" office:value="173340" calcext:value-type="float">
            <text:p>173340</text:p>
          </table:table-cell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 office:value-type="string" office:string-value="Gardening contract" calcext:value-type="string">
            <text:p>Gardening contract</text:p>
          </table:table-cell>
          <table:table-cell table:formula="of:=IF(ISBLANK(['Previous Year Financials'.C48]);&quot;&quot;;['Previous Year Financials'.C48])" office:value-type="float" office:value="155000" calcext:value-type="float">
            <text:p>R 155,000.00</text:p>
          </table:table-cell>
          <table:table-cell table:formula="of:=IF([.C45]=&quot;&quot;;0;(1+[.$B$10])*[.C45])" office:value-type="float" office:value="165850" calcext:value-type="float">
            <text:p>R 165,850.00</text:p>
          </table:table-cell>
          <table:table-cell table:formula="of:=IF([.C45]=&quot;&quot;; IF([.D45]=0;&quot;&quot;; &quot;You should not specify an amount.&quot;); [.D45]/[.C45]-1)" office:value-type="percentage" office:value="0.0700000000000001" calcext:value-type="percentage">
            <text:p>7.0%</text:p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 office:value-type="string" office:string-value="Gardening supplies" calcext:value-type="string">
            <text:p>Gardening supplies</text:p>
          </table:table-cell>
          <table:table-cell table:formula="of:=IF(ISBLANK(['Previous Year Financials'.C49]);&quot;&quot;;['Previous Year Financials'.C49])" office:value-type="float" office:value="7000" calcext:value-type="float">
            <text:p>R 7,000.00</text:p>
          </table:table-cell>
          <table:table-cell table:formula="of:=IF([.C46]=&quot;&quot;;0;(1+[.$B$10])*[.C46])" office:value-type="float" office:value="7490" calcext:value-type="float">
            <text:p>R 7,490.00</text:p>
          </table:table-cell>
          <table:table-cell table:formula="of:=IF([.C46]=&quot;&quot;; IF([.D46]=0;&quot;&quot;; &quot;You should not specify an amount.&quot;); [.D46]/[.C46]-1)" office:value-type="percentage" office:value="0.0700000000000001" calcext:value-type="percentage">
            <text:p>7.0%</text:p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[.D47]/[.C47]-1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1]);&quot;&quot;;['Previous Year Financials'.A51])" office:value-type="string" office:string-value="Accounting and Auditing" calcext:value-type="string">
            <text:p>Accounting and Auditing</text:p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[.D48]/[.C48]-1)">
            <text:p/>
          </table:table-cell>
          <table:table-cell table:formula="of:=IF([.A48]=&quot;&quot;;0;SUM([.D49:.D$73])-SUM([.F49:.F$73]))" office:value-type="float" office:value="16050" calcext:value-type="float">
            <text:p>16050</text:p>
          </table:table-cell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 office:value-type="string" office:string-value="Fees" calcext:value-type="string">
            <text:p>Fees</text:p>
          </table:table-cell>
          <table:table-cell table:formula="of:=IF(ISBLANK(['Previous Year Financials'.C52]);&quot;&quot;;['Previous Year Financials'.C52])" office:value-type="float" office:value="15000" calcext:value-type="float">
            <text:p>R 15,000.00</text:p>
          </table:table-cell>
          <table:table-cell table:formula="of:=IF([.C49]=&quot;&quot;;0;(1+[.$B$10])*[.C49])" office:value-type="float" office:value="16050" calcext:value-type="float">
            <text:p>R 16,050.00</text:p>
          </table:table-cell>
          <table:table-cell table:formula="of:=IF([.C49]=&quot;&quot;; IF([.D49]=0;&quot;&quot;; &quot;You should not specify an amount.&quot;); [.D49]/[.C49]-1)" office:value-type="percentage" office:value="0.0700000000000001" calcext:value-type="percentage">
            <text:p>7.0%</text:p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[.D50]/[.C50]-1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[.D51]/[.C51]-1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[.D52]/[.C52]-1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[.D53]/[.C53]-1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[.D54]/[.C54]-1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[.D55]/[.C55]-1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[.D56]/[.C56]-1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[.D57]/[.C57]-1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[.D58]/[.C58]-1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[.D59]/[.C59]-1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[.D60]/[.C60]-1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[.D61]/[.C61]-1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[.D62]/[.C62]-1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[.D63]/[.C63]-1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[.D64]/[.C64]-1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[.D65]/[.C65]-1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[.D66]/[.C66]-1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[.D67]/[.C67]-1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[.D68]/[.C68]-1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[.D69]/[.C69]-1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[.D70]/[.C70]-1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[.D71]/[.C71]-1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[.D72]/[.C72]-1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[.D73]/[.C73]-1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879100" calcext:value-type="float">
            <text:p>879100</text:p>
          </table:table-cell>
          <table:table-cell table:style-name="Default" table:formula="of:=SUM([.D14:.D73])" office:value-type="float" office:value="940637" calcext:value-type="float">
            <text:p>940637</text:p>
          </table:table-cell>
          <table:table-cell table:style-name="Default" table:formula="of:=IF([.C74]=&quot;&quot;; &quot;&quot;; [.D74]/[.C74]-1)" office:value-type="float" office:value="0.0700000000000001" calcext:value-type="float">
            <text:p>0.07</text:p>
          </table:table-cell>
          <table:table-cell table:formula="of:=SUM([.F14:.F73])" office:value-type="float" office:value="940637" calcext:value-type="float">
            <text:p>940637</text:p>
          </table:table-cell>
        </table:table-row>
      </table:table>
      <table:table table:name="Budget Summary" table:style-name="ta1">
        <table:table-column table:style-name="co9" table:default-cell-style-name="ce38"/>
        <table:table-column table:style-name="co10" table:default-cell-style-name="ce29"/>
        <table:table-column table:style-name="co11" table:default-cell-style-name="ce39"/>
        <table:table-column table:style-name="co12" table:default-cell-style-name="ce38"/>
        <table:table-column table:style-name="co12" table:visibility="collapse" table:default-cell-style-name="ce38"/>
        <table:table-column table:style-name="co13" table:default-cell-style-name="ce39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7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31" table:formula="of:=['Budget Planner'.D74]" office:value-type="currency" office:currency="ZAR" office:value="940637" calcext:value-type="currency">
            <text:p>R 940,637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31" table:formula="of:=['Budget Planner'.C74]" office:value-type="currency" office:currency="ZAR" office:value="879100" calcext:value-type="currency">
            <text:p>R 879,10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6" table:formula="of:=[.B7]/[.B8]-1" office:value-type="percentage" office:value="0.0700000000000001" calcext:value-type="percentage">
            <text:p>7.0%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7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0"/>
          <table:table-cell table:style-name="ce40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130005" calcext:value-type="float">
            <text:p>R 130,005.00</text:p>
          </table:table-cell>
          <table:table-cell table:formula="of:=[.B13]/[.$B$7]" office:value-type="float" office:value="0.138209532476396" calcext:value-type="float">
            <text:p>13.8%</text:p>
          </table:table-cell>
          <table:table-cell/>
          <table:table-cell table:formula="of:=INDEX(['Previous Year Financials'.E$17:'Previous Year Financials'.E$186];['Previous Year Financials'.I17])" office:value-type="float" office:value="121500" calcext:value-type="float">
            <text:p>121500.00</text:p>
          </table:table-cell>
          <table:table-cell table:formula="of:=IF([.B13]&lt;&gt;0;[.B13]/[.E13]-1;&quot;&quot;)" office:value-type="float" office:value="0.0700000000000001" calcext:value-type="float">
            <text:p>7.0%</text:p>
          </table:table-cell>
          <table:table-cell table:style-name="ce41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 table:number-columns-spanned="3" table:number-rows-spanned="1">
            <text:p>The 2017 figures had not been audited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8])" office:value-type="string" office:string-value="Security" calcext:value-type="string">
            <text:p>Security</text:p>
          </table:table-cell>
          <table:table-cell table:formula="of:=INDEX(['Budget Planner'.F$14:'Budget Planner'.F$181];['Previous Year Financials'.I18])" office:value-type="float" office:value="165850" calcext:value-type="float">
            <text:p>R 165,850.00</text:p>
          </table:table-cell>
          <table:table-cell table:formula="of:=[.B14]/[.$B$7]" office:value-type="float" office:value="0.176316687521329" calcext:value-type="float">
            <text:p>17.6%</text:p>
          </table:table-cell>
          <table:table-cell/>
          <table:table-cell table:formula="of:=INDEX(['Previous Year Financials'.E$17:'Previous Year Financials'.E$186];['Previous Year Financials'.I18])" office:value-type="float" office:value="155000" calcext:value-type="float">
            <text:p>155000.00</text:p>
          </table:table-cell>
          <table:table-cell table:formula="of:=IF([.B14]&lt;&gt;0;[.B14]/[.E14]-1;&quot;&quot;)" office:value-type="float" office:value="0.0700000000000001" calcext:value-type="float">
            <text:p>7.0%</text:p>
          </table:table-cell>
          <table:table-cell table:style-name="ce41" table:formula="of:=IF(['Previous Year Financials'.B13]&lt;&gt;&quot;Yes&quot;; &quot;when the budget was prepared.&quot;; &quot;&quot;)" office:value-type="string" office:string-value="when the budget was prepared." calcext:value-type="string" table:number-columns-spanned="3" table:number-rows-spanned="1">
            <text:p>when the budget was prepared.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9])" office:value-type="string" office:string-value="Utilities" calcext:value-type="string">
            <text:p>Utilities</text:p>
          </table:table-cell>
          <table:table-cell table:formula="of:=INDEX(['Budget Planner'.F$14:'Budget Planner'.F$181];['Previous Year Financials'.I19])" office:value-type="float" office:value="125190" calcext:value-type="float">
            <text:p>R 125,190.00</text:p>
          </table:table-cell>
          <table:table-cell table:formula="of:=[.B15]/[.$B$7]" office:value-type="float" office:value="0.133090660903196" calcext:value-type="float">
            <text:p>13.3%</text:p>
          </table:table-cell>
          <table:table-cell/>
          <table:table-cell table:formula="of:=INDEX(['Previous Year Financials'.E$17:'Previous Year Financials'.E$186];['Previous Year Financials'.I19])" office:value-type="float" office:value="117000" calcext:value-type="float">
            <text:p>117000.00</text:p>
          </table:table-cell>
          <table:table-cell table:formula="of:=IF([.B15]&lt;&gt;0;[.B15]/[.E15]-1;&quot;&quot;)" office:value-type="float" office:value="0.0700000000000001" calcext:value-type="float">
            <text:p>7.0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string" office:string-value="Legal" calcext:value-type="string">
            <text:p>Legal</text:p>
          </table:table-cell>
          <table:table-cell table:formula="of:=INDEX(['Budget Planner'.F$14:'Budget Planner'.F$181];['Previous Year Financials'.I20])" office:value-type="float" office:value="5992" calcext:value-type="float">
            <text:p>R 5,992.00</text:p>
          </table:table-cell>
          <table:table-cell table:formula="of:=[.B16]/[.$B$7]" office:value-type="float" office:value="0.00637015129109316" calcext:value-type="float">
            <text:p>0.6%</text:p>
          </table:table-cell>
          <table:table-cell/>
          <table:table-cell table:formula="of:=INDEX(['Previous Year Financials'.E$17:'Previous Year Financials'.E$186];['Previous Year Financials'.I20])" office:value-type="float" office:value="5600" calcext:value-type="float">
            <text:p>5600.00</text:p>
          </table:table-cell>
          <table:table-cell table:formula="of:=IF([.B16]&lt;&gt;0;[.B16]/[.E16]-1;&quot;&quot;)" office:value-type="float" office:value="0.0700000000000001" calcext:value-type="float">
            <text:p>7.0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string" office:string-value="Employee costs" calcext:value-type="string">
            <text:p>Employee costs</text:p>
          </table:table-cell>
          <table:table-cell table:formula="of:=INDEX(['Budget Planner'.F$14:'Budget Planner'.F$181];['Previous Year Financials'.I21])" office:value-type="float" office:value="181900" calcext:value-type="float">
            <text:p>R 181,900.00</text:p>
          </table:table-cell>
          <table:table-cell table:formula="of:=[.B17]/[.$B$7]" office:value-type="float" office:value="0.193379592765328" calcext:value-type="float">
            <text:p>19.3%</text:p>
          </table:table-cell>
          <table:table-cell/>
          <table:table-cell table:formula="of:=INDEX(['Previous Year Financials'.E$17:'Previous Year Financials'.E$186];['Previous Year Financials'.I21])" office:value-type="float" office:value="170000" calcext:value-type="float">
            <text:p>170000.00</text:p>
          </table:table-cell>
          <table:table-cell table:formula="of:=IF([.B17]&lt;&gt;0;[.B17]/[.E17]-1;&quot;&quot;)" office:value-type="float" office:value="0.0700000000000001" calcext:value-type="float">
            <text:p>7.0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string" office:string-value="Administration" calcext:value-type="string">
            <text:p>Administration</text:p>
          </table:table-cell>
          <table:table-cell table:formula="of:=INDEX(['Budget Planner'.F$14:'Budget Planner'.F$181];['Previous Year Financials'.I22])" office:value-type="float" office:value="72760" calcext:value-type="float">
            <text:p>R 72,760.00</text:p>
          </table:table-cell>
          <table:table-cell table:formula="of:=[.B18]/[.$B$7]" office:value-type="float" office:value="0.0773518371061313" calcext:value-type="float">
            <text:p>7.7%</text:p>
          </table:table-cell>
          <table:table-cell/>
          <table:table-cell table:formula="of:=INDEX(['Previous Year Financials'.E$17:'Previous Year Financials'.E$186];['Previous Year Financials'.I22])" office:value-type="float" office:value="68000" calcext:value-type="float">
            <text:p>68000.00</text:p>
          </table:table-cell>
          <table:table-cell table:formula="of:=IF([.B18]&lt;&gt;0;[.B18]/[.E18]-1;&quot;&quot;)" office:value-type="float" office:value="0.0700000000000001" calcext:value-type="float">
            <text:p>7.0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string" office:string-value="Insurance" calcext:value-type="string">
            <text:p>Insurance</text:p>
          </table:table-cell>
          <table:table-cell table:formula="of:=INDEX(['Budget Planner'.F$14:'Budget Planner'.F$181];['Previous Year Financials'.I23])" office:value-type="float" office:value="69550" calcext:value-type="float">
            <text:p>R 69,550.00</text:p>
          </table:table-cell>
          <table:table-cell table:formula="of:=[.B19]/[.$B$7]" office:value-type="float" office:value="0.0739392560573314" calcext:value-type="float">
            <text:p>7.4%</text:p>
          </table:table-cell>
          <table:table-cell/>
          <table:table-cell table:formula="of:=INDEX(['Previous Year Financials'.E$17:'Previous Year Financials'.E$186];['Previous Year Financials'.I23])" office:value-type="float" office:value="65000" calcext:value-type="float">
            <text:p>65000.00</text:p>
          </table:table-cell>
          <table:table-cell table:formula="of:=IF([.B19]&lt;&gt;0;[.B19]/[.E19]-1;&quot;&quot;)" office:value-type="float" office:value="0.0700000000000001" calcext:value-type="float">
            <text:p>7.0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string" office:string-value="Gardens" calcext:value-type="string">
            <text:p>Gardens</text:p>
          </table:table-cell>
          <table:table-cell table:formula="of:=INDEX(['Budget Planner'.F$14:'Budget Planner'.F$181];['Previous Year Financials'.I24])" office:value-type="float" office:value="173340" calcext:value-type="float">
            <text:p>R 173,340.00</text:p>
          </table:table-cell>
          <table:table-cell table:formula="of:=[.B20]/[.$B$7]" office:value-type="float" office:value="0.184279376635195" calcext:value-type="float">
            <text:p>18.4%</text:p>
          </table:table-cell>
          <table:table-cell/>
          <table:table-cell table:formula="of:=INDEX(['Previous Year Financials'.E$17:'Previous Year Financials'.E$186];['Previous Year Financials'.I24])" office:value-type="float" office:value="162000" calcext:value-type="float">
            <text:p>162000.00</text:p>
          </table:table-cell>
          <table:table-cell table:formula="of:=IF([.B20]&lt;&gt;0;[.B20]/[.E20]-1;&quot;&quot;)" office:value-type="float" office:value="0.0700000000000001" calcext:value-type="float">
            <text:p>7.0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string" office:string-value="Accounting and Auditing" calcext:value-type="string">
            <text:p>Accounting and Auditing</text:p>
          </table:table-cell>
          <table:table-cell table:formula="of:=INDEX(['Budget Planner'.F$14:'Budget Planner'.F$181];['Previous Year Financials'.I25])" office:value-type="float" office:value="16050" calcext:value-type="float">
            <text:p>R 16,050.00</text:p>
          </table:table-cell>
          <table:table-cell table:formula="of:=[.B21]/[.$B$7]" office:value-type="float" office:value="0.0170629052439995" calcext:value-type="float">
            <text:p>1.7%</text:p>
          </table:table-cell>
          <table:table-cell/>
          <table:table-cell table:formula="of:=INDEX(['Previous Year Financials'.E$17:'Previous Year Financials'.E$186];['Previous Year Financials'.I25])" office:value-type="float" office:value="15000" calcext:value-type="float">
            <text:p>15000.00</text:p>
          </table:table-cell>
          <table:table-cell table:formula="of:=IF([.B21]&lt;&gt;0;[.B21]/[.E21]-1;&quot;&quot;)" office:value-type="float" office:value="0.0700000000000001" calcext:value-type="float">
            <text:p>7.0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[.B22]/[.E2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[.B23]/[.E2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[.B24]/[.E2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[.B25]/[.E2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[.B26]/[.E2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[.B27]/[.E2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[.B28]/[.E2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[.B29]/[.E2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[.B30]/[.E3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[.B31]/[.E3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[.B32]/[.E3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[.B33]/[.E3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[.B34]/[.E3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[.B35]/[.E3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[.B36]/[.E3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[.B37]/[.E3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[.B38]/[.E3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[.B39]/[.E3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[.B40]/[.E4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[.B41]/[.E4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[.B42]/[.E4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[.B43]/[.E4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[.B44]/[.E4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[.B45]/[.E4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[.B46]/[.E4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[.B47]/[.E4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[.B48]/[.E4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[.B49]/[.E4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[.B50]/[.E5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[.B51]/[.E5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[.B52]/[.E5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[.B53]/[.E5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[.B54]/[.E5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[.B55]/[.E5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[.B56]/[.E5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[.B57]/[.E5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[.B58]/[.E5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[.B59]/[.E5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[.B60]/[.E6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[.B61]/[.E6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[.B62]/[.E6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[.B63]/[.E6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[.B64]/[.E6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[.B65]/[.E6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[.B66]/[.E6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[.B67]/[.E6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[.B68]/[.E6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[.B69]/[.E6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[.B70]/[.E7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[.B71]/[.E71]-1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8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08:31:58.416368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14T08:34:33.947221092</dc:date>
    <meta:editing-duration>PT8H15M32S</meta:editing-duration>
    <meta:editing-cycles>36</meta:editing-cycles>
    <meta:generator>LibreOffice/5.0.6.2$Linux_X86_64 LibreOffice_project/00$Build-2</meta:generator>
    <meta:document-statistic meta:table-count="4" meta:cell-count="1546" meta:object-count="0"/>
  </office:meta>
</office:document-meta>
</file>